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Homemade Apple" svg:font-family="Homemade Apple"/>
  </office:font-face-decls>
  <office:automatic-styles>
    <style:style style:name="P1" style:family="paragraph" style:parent-style-name="Standard" style:master-page-name="Standard">
      <style:paragraph-properties fo:break-before="auto" fo:line-height="100%" fo:margin-bottom="0cm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00%" fo:margin-bottom="0cm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00%" fo:margin-bottom="0cm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00%" fo:margin-bottom="0cm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00%" fo:margin-bottom="0cm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00%" fo:margin-bottom="0cm" style:writing-mode="lr-tb"/>
    </style:style>
    <style:style style:name="T8_1" style:family="text">
      <style:text-properties fo:background-color="#ffffff" style:font-name="Times New Roman" style:font-name-asian="Times New Roman" style:font-name-complex="Times New Roman"/>
    </style:style>
    <style:style style:name="T8_2" style:family="text">
      <style:text-properties fo:background-color="#ffffff" style:font-name="Times New Roman" style:font-name-asian="Times New Roman" style:font-name-complex="Times New Roman"/>
    </style:style>
    <style:style style:name="T8_3" style:family="text">
      <style:text-properties fo:background-color="#ffffff" style:font-name="Times New Roman" style:font-name-asian="Times New Roman" style:font-name-complex="Times New Roman"/>
    </style:style>
    <style:style style:name="T8_4" style:family="text">
      <style:text-properties fo:background-color="#ffffff" style:font-name="Times New Roman" style:font-name-asian="Times New Roman" style:font-name-complex="Times New Roman"/>
    </style:style>
    <style:style style:name="T8_5" style:family="text">
      <style:text-properties fo:background-color="#ffffff"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00%" fo:margin-bottom="0cm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00%" fo:margin-bottom="0cm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00%" fo:margin-bottom="0cm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00%" fo:margin-bottom="0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00%" fo:margin-bottom="0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00%" fo:margin-bottom="0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T17_145" style:family="text">
      <style:text-properties style:font-name="Times New Roman" style:font-name-asian="Times New Roman" style:font-name-complex="Times New Roman"/>
    </style:style>
    <style:style style:name="T17_146" style:family="text">
      <style:text-properties style:font-name="Times New Roman" style:font-name-asian="Times New Roman" style:font-name-complex="Times New Roman"/>
    </style:style>
    <style:style style:name="T17_147" style:family="text">
      <style:text-properties style:font-name="Times New Roman" style:font-name-asian="Times New Roman" style:font-name-complex="Times New Roman"/>
    </style:style>
    <style:style style:name="T17_148" style:family="text">
      <style:text-properties style:font-name="Times New Roman" style:font-name-asian="Times New Roman" style:font-name-complex="Times New Roman"/>
    </style:style>
    <style:style style:name="T17_149" style:family="text">
      <style:text-properties style:font-name="Times New Roman" style:font-name-asian="Times New Roman" style:font-name-complex="Times New Roman"/>
    </style:style>
    <style:style style:name="T17_150" style:family="text">
      <style:text-properties style:font-name="Times New Roman" style:font-name-asian="Times New Roman" style:font-name-complex="Times New Roman"/>
    </style:style>
    <style:style style:name="T17_151" style:family="text">
      <style:text-properties style:font-name="Times New Roman" style:font-name-asian="Times New Roman" style:font-name-complex="Times New Roman"/>
    </style:style>
    <style:style style:name="T17_152" style:family="text">
      <style:text-properties style:font-name="Times New Roman" style:font-name-asian="Times New Roman" style:font-name-complex="Times New Roman"/>
    </style:style>
    <style:style style:name="T17_153" style:family="text">
      <style:text-properties style:font-name="Times New Roman" style:font-name-asian="Times New Roman" style:font-name-complex="Times New Roman"/>
    </style:style>
    <style:style style:name="T17_154" style:family="text">
      <style:text-properties style:font-name="Times New Roman" style:font-name-asian="Times New Roman" style:font-name-complex="Times New Roman"/>
    </style:style>
    <style:style style:name="T17_155" style:family="text">
      <style:text-properties style:font-name="Times New Roman" style:font-name-asian="Times New Roman" style:font-name-complex="Times New Roman"/>
    </style:style>
    <style:style style:name="T17_156" style:family="text">
      <style:text-properties style:font-name="Times New Roman" style:font-name-asian="Times New Roman" style:font-name-complex="Times New Roman"/>
    </style:style>
    <style:style style:name="T17_157" style:family="text">
      <style:text-properties style:font-name="Times New Roman" style:font-name-asian="Times New Roman" style:font-name-complex="Times New Roman"/>
    </style:style>
    <style:style style:name="T17_158" style:family="text">
      <style:text-properties style:font-name="Times New Roman" style:font-name-asian="Times New Roman" style:font-name-complex="Times New Roman"/>
    </style:style>
    <style:style style:name="T17_159" style:family="text">
      <style:text-properties style:font-name="Times New Roman" style:font-name-asian="Times New Roman" style:font-name-complex="Times New Roman"/>
    </style:style>
    <style:style style:name="T17_160" style:family="text">
      <style:text-properties style:font-name="Times New Roman" style:font-name-asian="Times New Roman" style:font-name-complex="Times New Roman"/>
    </style:style>
    <style:style style:name="T17_161" style:family="text">
      <style:text-properties style:font-name="Times New Roman" style:font-name-asian="Times New Roman" style:font-name-complex="Times New Roman"/>
    </style:style>
    <style:style style:name="T17_162" style:family="text">
      <style:text-properties style:font-name="Times New Roman" style:font-name-asian="Times New Roman" style:font-name-complex="Times New Roman"/>
    </style:style>
    <style:style style:name="T17_163" style:family="text">
      <style:text-properties style:font-name="Times New Roman" style:font-name-asian="Times New Roman" style:font-name-complex="Times New Roman"/>
    </style:style>
    <style:style style:name="T17_164" style:family="text">
      <style:text-properties style:font-name="Times New Roman" style:font-name-asian="Times New Roman" style:font-name-complex="Times New Roman"/>
    </style:style>
    <style:style style:name="T17_165" style:family="text">
      <style:text-properties style:font-name="Times New Roman" style:font-name-asian="Times New Roman" style:font-name-complex="Times New Roman"/>
    </style:style>
    <style:style style:name="T17_166" style:family="text">
      <style:text-properties style:font-name="Times New Roman" style:font-name-asian="Times New Roman" style:font-name-complex="Times New Roman"/>
    </style:style>
    <style:style style:name="T17_167" style:family="text">
      <style:text-properties style:font-name="Times New Roman" style:font-name-asian="Times New Roman" style:font-name-complex="Times New Roman"/>
    </style:style>
    <style:style style:name="T17_168" style:family="text">
      <style:text-properties style:font-name="Times New Roman" style:font-name-asian="Times New Roman" style:font-name-complex="Times New Roman"/>
    </style:style>
    <style:style style:name="T17_169" style:family="text">
      <style:text-properties style:font-name="Times New Roman" style:font-name-asian="Times New Roman" style:font-name-complex="Times New Roman"/>
    </style:style>
    <style:style style:name="T17_170" style:family="text">
      <style:text-properties style:font-name="Times New Roman" style:font-name-asian="Times New Roman" style:font-name-complex="Times New Roman"/>
    </style:style>
    <style:style style:name="T17_171" style:family="text">
      <style:text-properties style:font-name="Times New Roman" style:font-name-asian="Times New Roman" style:font-name-complex="Times New Roman"/>
    </style:style>
    <style:style style:name="T17_172" style:family="text">
      <style:text-properties style:font-name="Times New Roman" style:font-name-asian="Times New Roman" style:font-name-complex="Times New Roman"/>
    </style:style>
    <style:style style:name="T17_173" style:family="text">
      <style:text-properties style:font-name="Times New Roman" style:font-name-asian="Times New Roman" style:font-name-complex="Times New Roman"/>
    </style:style>
    <style:style style:name="T17_174" style:family="text">
      <style:text-properties style:font-name="Times New Roman" style:font-name-asian="Times New Roman" style:font-name-complex="Times New Roman"/>
    </style:style>
    <style:style style:name="T17_175" style:family="text">
      <style:text-properties style:font-name="Times New Roman" style:font-name-asian="Times New Roman" style:font-name-complex="Times New Roman"/>
    </style:style>
    <style:style style:name="T17_176" style:family="text">
      <style:text-properties style:font-name="Times New Roman" style:font-name-asian="Times New Roman" style:font-name-complex="Times New Roman"/>
    </style:style>
    <style:style style:name="T17_177" style:family="text">
      <style:text-properties style:font-name="Times New Roman" style:font-name-asian="Times New Roman" style:font-name-complex="Times New Roman"/>
    </style:style>
    <style:style style:name="T17_178" style:family="text">
      <style:text-properties style:font-name="Times New Roman" style:font-name-asian="Times New Roman" style:font-name-complex="Times New Roman"/>
    </style:style>
    <style:style style:name="T17_179" style:family="text">
      <style:text-properties style:font-name="Times New Roman" style:font-name-asian="Times New Roman" style:font-name-complex="Times New Roman"/>
    </style:style>
    <style:style style:name="T17_180" style:family="text">
      <style:text-properties style:font-name="Times New Roman" style:font-name-asian="Times New Roman" style:font-name-complex="Times New Roman"/>
    </style:style>
    <style:style style:name="T17_181" style:family="text">
      <style:text-properties style:font-name="Times New Roman" style:font-name-asian="Times New Roman" style:font-name-complex="Times New Roman"/>
    </style:style>
    <style:style style:name="T17_182" style:family="text">
      <style:text-properties style:font-name="Times New Roman" style:font-name-asian="Times New Roman" style:font-name-complex="Times New Roman"/>
    </style:style>
    <style:style style:name="T17_183" style:family="text">
      <style:text-properties style:font-name="Times New Roman" style:font-name-asian="Times New Roman" style:font-name-complex="Times New Roman"/>
    </style:style>
    <style:style style:name="T17_184" style:family="text">
      <style:text-properties style:font-name="Times New Roman" style:font-name-asian="Times New Roman" style:font-name-complex="Times New Roman"/>
    </style:style>
    <style:style style:name="T17_185" style:family="text">
      <style:text-properties style:font-name="Times New Roman" style:font-name-asian="Times New Roman" style:font-name-complex="Times New Roman"/>
    </style:style>
    <style:style style:name="T17_186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00%" fo:margin-bottom="0cm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T19_107" style:family="text">
      <style:text-properties style:font-name="Times New Roman" style:font-name-asian="Times New Roman" style:font-name-complex="Times New Roman"/>
    </style:style>
    <style:style style:name="T19_108" style:family="text">
      <style:text-properties style:font-name="Times New Roman" style:font-name-asian="Times New Roman" style:font-name-complex="Times New Roman"/>
    </style:style>
    <style:style style:name="T19_109" style:family="text">
      <style:text-properties style:font-name="Times New Roman" style:font-name-asian="Times New Roman" style:font-name-complex="Times New Roman"/>
    </style:style>
    <style:style style:name="T19_110" style:family="text">
      <style:text-properties style:font-name="Times New Roman" style:font-name-asian="Times New Roman" style:font-name-complex="Times New Roman"/>
    </style:style>
    <style:style style:name="T19_111" style:family="text">
      <style:text-properties style:font-name="Times New Roman" style:font-name-asian="Times New Roman" style:font-name-complex="Times New Roman"/>
    </style:style>
    <style:style style:name="T19_112" style:family="text">
      <style:text-properties style:font-name="Times New Roman" style:font-name-asian="Times New Roman" style:font-name-complex="Times New Roman"/>
    </style:style>
    <style:style style:name="T19_113" style:family="text">
      <style:text-properties style:font-name="Times New Roman" style:font-name-asian="Times New Roman" style:font-name-complex="Times New Roman"/>
    </style:style>
    <style:style style:name="T19_114" style:family="text">
      <style:text-properties style:font-name="Times New Roman" style:font-name-asian="Times New Roman" style:font-name-complex="Times New Roman"/>
    </style:style>
    <style:style style:name="T19_115" style:family="text">
      <style:text-properties style:font-name="Times New Roman" style:font-name-asian="Times New Roman" style:font-name-complex="Times New Roman"/>
    </style:style>
    <style:style style:name="T19_116" style:family="text">
      <style:text-properties style:font-name="Times New Roman" style:font-name-asian="Times New Roman" style:font-name-complex="Times New Roman"/>
    </style:style>
    <style:style style:name="T19_117" style:family="text">
      <style:text-properties style:font-name="Times New Roman" style:font-name-asian="Times New Roman" style:font-name-complex="Times New Roman"/>
    </style:style>
    <style:style style:name="T19_118" style:family="text">
      <style:text-properties style:font-name="Times New Roman" style:font-name-asian="Times New Roman" style:font-name-complex="Times New Roman"/>
    </style:style>
    <style:style style:name="T19_119" style:family="text">
      <style:text-properties style:font-name="Times New Roman" style:font-name-asian="Times New Roman" style:font-name-complex="Times New Roman"/>
    </style:style>
    <style:style style:name="T19_120" style:family="text">
      <style:text-properties style:font-name="Times New Roman" style:font-name-asian="Times New Roman" style:font-name-complex="Times New Roman"/>
    </style:style>
    <style:style style:name="T19_121" style:family="text">
      <style:text-properties style:font-name="Times New Roman" style:font-name-asian="Times New Roman" style:font-name-complex="Times New Roman"/>
    </style:style>
    <style:style style:name="T19_122" style:family="text">
      <style:text-properties style:font-name="Times New Roman" style:font-name-asian="Times New Roman" style:font-name-complex="Times New Roman"/>
    </style:style>
    <style:style style:name="T19_123" style:family="text">
      <style:text-properties style:font-name="Times New Roman" style:font-name-asian="Times New Roman" style:font-name-complex="Times New Roman"/>
    </style:style>
    <style:style style:name="T19_124" style:family="text">
      <style:text-properties style:font-name="Times New Roman" style:font-name-asian="Times New Roman" style:font-name-complex="Times New Roman"/>
    </style:style>
    <style:style style:name="T19_125" style:family="text">
      <style:text-properties style:font-name="Times New Roman" style:font-name-asian="Times New Roman" style:font-name-complex="Times New Roman"/>
    </style:style>
    <style:style style:name="T19_126" style:family="text">
      <style:text-properties style:font-name="Times New Roman" style:font-name-asian="Times New Roman" style:font-name-complex="Times New Roman"/>
    </style:style>
    <style:style style:name="T19_127" style:family="text">
      <style:text-properties style:font-name="Times New Roman" style:font-name-asian="Times New Roman" style:font-name-complex="Times New Roman"/>
    </style:style>
    <style:style style:name="T19_128" style:family="text">
      <style:text-properties style:font-name="Times New Roman" style:font-name-asian="Times New Roman" style:font-name-complex="Times New Roman"/>
    </style:style>
    <style:style style:name="T19_129" style:family="text">
      <style:text-properties style:font-name="Times New Roman" style:font-name-asian="Times New Roman" style:font-name-complex="Times New Roman"/>
    </style:style>
    <style:style style:name="T19_130" style:family="text">
      <style:text-properties style:font-name="Times New Roman" style:font-name-asian="Times New Roman" style:font-name-complex="Times New Roman"/>
    </style:style>
    <style:style style:name="T19_131" style:family="text">
      <style:text-properties style:font-name="Times New Roman" style:font-name-asian="Times New Roman" style:font-name-complex="Times New Roman"/>
    </style:style>
    <style:style style:name="T19_132" style:family="text">
      <style:text-properties style:font-name="Times New Roman" style:font-name-asian="Times New Roman" style:font-name-complex="Times New Roman"/>
    </style:style>
    <style:style style:name="T19_133" style:family="text">
      <style:text-properties style:font-name="Times New Roman" style:font-name-asian="Times New Roman" style:font-name-complex="Times New Roman"/>
    </style:style>
    <style:style style:name="T19_134" style:family="text">
      <style:text-properties style:font-name="Times New Roman" style:font-name-asian="Times New Roman" style:font-name-complex="Times New Roman"/>
    </style:style>
    <style:style style:name="T19_135" style:family="text">
      <style:text-properties style:font-name="Times New Roman" style:font-name-asian="Times New Roman" style:font-name-complex="Times New Roman"/>
    </style:style>
    <style:style style:name="T19_136" style:family="text">
      <style:text-properties style:font-name="Times New Roman" style:font-name-asian="Times New Roman" style:font-name-complex="Times New Roman"/>
    </style:style>
    <style:style style:name="T19_137" style:family="text">
      <style:text-properties style:font-name="Times New Roman" style:font-name-asian="Times New Roman" style:font-name-complex="Times New Roman"/>
    </style:style>
    <style:style style:name="T19_138" style:family="text">
      <style:text-properties style:font-name="Times New Roman" style:font-name-asian="Times New Roman" style:font-name-complex="Times New Roman"/>
    </style:style>
    <style:style style:name="T19_139" style:family="text">
      <style:text-properties style:font-name="Times New Roman" style:font-name-asian="Times New Roman" style:font-name-complex="Times New Roman"/>
    </style:style>
    <style:style style:name="T19_140" style:family="text">
      <style:text-properties style:font-name="Times New Roman" style:font-name-asian="Times New Roman" style:font-name-complex="Times New Roman"/>
    </style:style>
    <style:style style:name="T19_141" style:family="text">
      <style:text-properties style:font-name="Times New Roman" style:font-name-asian="Times New Roman" style:font-name-complex="Times New Roman"/>
    </style:style>
    <style:style style:name="T19_142" style:family="text">
      <style:text-properties style:font-name="Times New Roman" style:font-name-asian="Times New Roman" style:font-name-complex="Times New Roman"/>
    </style:style>
    <style:style style:name="T19_143" style:family="text">
      <style:text-properties style:font-name="Times New Roman" style:font-name-asian="Times New Roman" style:font-name-complex="Times New Roman"/>
    </style:style>
    <style:style style:name="T19_144" style:family="text">
      <style:text-properties style:font-name="Times New Roman" style:font-name-asian="Times New Roman" style:font-name-complex="Times New Roman"/>
    </style:style>
    <style:style style:name="T19_145" style:family="text">
      <style:text-properties style:font-name="Times New Roman" style:font-name-asian="Times New Roman" style:font-name-complex="Times New Roman"/>
    </style:style>
    <style:style style:name="T19_146" style:family="text">
      <style:text-properties style:font-name="Times New Roman" style:font-name-asian="Times New Roman" style:font-name-complex="Times New Roman"/>
    </style:style>
    <style:style style:name="T19_147" style:family="text">
      <style:text-properties style:font-name="Times New Roman" style:font-name-asian="Times New Roman" style:font-name-complex="Times New Roman"/>
    </style:style>
    <style:style style:name="T19_148" style:family="text">
      <style:text-properties style:font-name="Times New Roman" style:font-name-asian="Times New Roman" style:font-name-complex="Times New Roman"/>
    </style:style>
    <style:style style:name="T19_149" style:family="text">
      <style:text-properties style:font-name="Times New Roman" style:font-name-asian="Times New Roman" style:font-name-complex="Times New Roman"/>
    </style:style>
    <style:style style:name="T19_150" style:family="text">
      <style:text-properties style:font-name="Times New Roman" style:font-name-asian="Times New Roman" style:font-name-complex="Times New Roman"/>
    </style:style>
    <style:style style:name="T19_151" style:family="text">
      <style:text-properties style:font-name="Times New Roman" style:font-name-asian="Times New Roman" style:font-name-complex="Times New Roman"/>
    </style:style>
    <style:style style:name="T19_152" style:family="text">
      <style:text-properties style:font-name="Times New Roman" style:font-name-asian="Times New Roman" style:font-name-complex="Times New Roman"/>
    </style:style>
    <style:style style:name="T19_153" style:family="text">
      <style:text-properties style:font-name="Times New Roman" style:font-name-asian="Times New Roman" style:font-name-complex="Times New Roman"/>
    </style:style>
    <style:style style:name="T19_154" style:family="text">
      <style:text-properties style:font-name="Times New Roman" style:font-name-asian="Times New Roman" style:font-name-complex="Times New Roman"/>
    </style:style>
    <style:style style:name="T19_155" style:family="text">
      <style:text-properties style:font-name="Times New Roman" style:font-name-asian="Times New Roman" style:font-name-complex="Times New Roman"/>
    </style:style>
    <style:style style:name="T19_156" style:family="text">
      <style:text-properties style:font-name="Times New Roman" style:font-name-asian="Times New Roman" style:font-name-complex="Times New Roman"/>
    </style:style>
    <style:style style:name="T19_157" style:family="text">
      <style:text-properties style:font-name="Times New Roman" style:font-name-asian="Times New Roman" style:font-name-complex="Times New Roman"/>
    </style:style>
    <style:style style:name="T19_158" style:family="text">
      <style:text-properties style:font-name="Times New Roman" style:font-name-asian="Times New Roman" style:font-name-complex="Times New Roman"/>
    </style:style>
    <style:style style:name="T19_159" style:family="text">
      <style:text-properties style:font-name="Times New Roman" style:font-name-asian="Times New Roman" style:font-name-complex="Times New Roman"/>
    </style:style>
    <style:style style:name="T19_160" style:family="text">
      <style:text-properties style:font-name="Times New Roman" style:font-name-asian="Times New Roman" style:font-name-complex="Times New Roman"/>
    </style:style>
    <style:style style:name="T19_161" style:family="text">
      <style:text-properties style:font-name="Times New Roman" style:font-name-asian="Times New Roman" style:font-name-complex="Times New Roman"/>
    </style:style>
    <style:style style:name="T19_162" style:family="text">
      <style:text-properties style:font-name="Times New Roman" style:font-name-asian="Times New Roman" style:font-name-complex="Times New Roman"/>
    </style:style>
    <style:style style:name="T19_163" style:family="text">
      <style:text-properties style:font-name="Times New Roman" style:font-name-asian="Times New Roman" style:font-name-complex="Times New Roman"/>
    </style:style>
    <style:style style:name="T19_164" style:family="text">
      <style:text-properties style:font-name="Times New Roman" style:font-name-asian="Times New Roman" style:font-name-complex="Times New Roman"/>
    </style:style>
    <style:style style:name="T19_165" style:family="text">
      <style:text-properties style:font-name="Times New Roman" style:font-name-asian="Times New Roman" style:font-name-complex="Times New Roman"/>
    </style:style>
    <style:style style:name="T19_166" style:family="text">
      <style:text-properties style:font-name="Times New Roman" style:font-name-asian="Times New Roman" style:font-name-complex="Times New Roman"/>
    </style:style>
    <style:style style:name="T19_167" style:family="text">
      <style:text-properties style:font-name="Times New Roman" style:font-name-asian="Times New Roman" style:font-name-complex="Times New Roman"/>
    </style:style>
    <style:style style:name="T19_168" style:family="text">
      <style:text-properties style:font-name="Times New Roman" style:font-name-asian="Times New Roman" style:font-name-complex="Times New Roman"/>
    </style:style>
    <style:style style:name="T19_169" style:family="text">
      <style:text-properties style:font-name="Times New Roman" style:font-name-asian="Times New Roman" style:font-name-complex="Times New Roman"/>
    </style:style>
    <style:style style:name="T19_170" style:family="text">
      <style:text-properties style:font-name="Times New Roman" style:font-name-asian="Times New Roman" style:font-name-complex="Times New Roman"/>
    </style:style>
    <style:style style:name="T19_171" style:family="text">
      <style:text-properties style:font-name="Times New Roman" style:font-name-asian="Times New Roman" style:font-name-complex="Times New Roman"/>
    </style:style>
    <style:style style:name="T19_172" style:family="text">
      <style:text-properties style:font-name="Times New Roman" style:font-name-asian="Times New Roman" style:font-name-complex="Times New Roman"/>
    </style:style>
    <style:style style:name="T19_173" style:family="text">
      <style:text-properties style:font-name="Times New Roman" style:font-name-asian="Times New Roman" style:font-name-complex="Times New Roman"/>
    </style:style>
    <style:style style:name="T19_174" style:family="text">
      <style:text-properties style:font-name="Times New Roman" style:font-name-asian="Times New Roman" style:font-name-complex="Times New Roman"/>
    </style:style>
    <style:style style:name="T19_175" style:family="text">
      <style:text-properties style:font-name="Times New Roman" style:font-name-asian="Times New Roman" style:font-name-complex="Times New Roman"/>
    </style:style>
    <style:style style:name="T19_176" style:family="text">
      <style:text-properties style:font-name="Times New Roman" style:font-name-asian="Times New Roman" style:font-name-complex="Times New Roman"/>
    </style:style>
    <style:style style:name="T19_177" style:family="text">
      <style:text-properties style:font-name="Times New Roman" style:font-name-asian="Times New Roman" style:font-name-complex="Times New Roman"/>
    </style:style>
    <style:style style:name="T19_178" style:family="text">
      <style:text-properties style:font-name="Times New Roman" style:font-name-asian="Times New Roman" style:font-name-complex="Times New Roman"/>
    </style:style>
    <style:style style:name="T19_179" style:family="text">
      <style:text-properties style:font-name="Times New Roman" style:font-name-asian="Times New Roman" style:font-name-complex="Times New Roman"/>
    </style:style>
    <style:style style:name="T19_180" style:family="text">
      <style:text-properties style:font-name="Times New Roman" style:font-name-asian="Times New Roman" style:font-name-complex="Times New Roman"/>
    </style:style>
    <style:style style:name="T19_181" style:family="text">
      <style:text-properties style:font-name="Times New Roman" style:font-name-asian="Times New Roman" style:font-name-complex="Times New Roman"/>
    </style:style>
    <style:style style:name="T19_182" style:family="text">
      <style:text-properties style:font-name="Times New Roman" style:font-name-asian="Times New Roman" style:font-name-complex="Times New Roman"/>
    </style:style>
    <style:style style:name="T19_183" style:family="text">
      <style:text-properties style:font-name="Times New Roman" style:font-name-asian="Times New Roman" style:font-name-complex="Times New Roman"/>
    </style:style>
    <style:style style:name="T19_184" style:family="text">
      <style:text-properties style:font-name="Times New Roman" style:font-name-asian="Times New Roman" style:font-name-complex="Times New Roman"/>
    </style:style>
    <style:style style:name="T19_185" style:family="text">
      <style:text-properties style:font-name="Times New Roman" style:font-name-asian="Times New Roman" style:font-name-complex="Times New Roman"/>
    </style:style>
    <style:style style:name="T19_186" style:family="text">
      <style:text-properties style:font-name="Times New Roman" style:font-name-asian="Times New Roman" style:font-name-complex="Times New Roman"/>
    </style:style>
    <style:style style:name="T19_187" style:family="text">
      <style:text-properties style:font-name="Times New Roman" style:font-name-asian="Times New Roman" style:font-name-complex="Times New Roman"/>
    </style:style>
    <style:style style:name="T19_188" style:family="text">
      <style:text-properties style:font-name="Times New Roman" style:font-name-asian="Times New Roman" style:font-name-complex="Times New Roman"/>
    </style:style>
    <style:style style:name="T19_189" style:family="text">
      <style:text-properties style:font-name="Times New Roman" style:font-name-asian="Times New Roman" style:font-name-complex="Times New Roman"/>
    </style:style>
    <style:style style:name="T19_190" style:family="text">
      <style:text-properties style:font-name="Times New Roman" style:font-name-asian="Times New Roman" style:font-name-complex="Times New Roman"/>
    </style:style>
    <style:style style:name="T19_191" style:family="text">
      <style:text-properties style:font-name="Times New Roman" style:font-name-asian="Times New Roman" style:font-name-complex="Times New Roman"/>
    </style:style>
    <style:style style:name="T19_192" style:family="text">
      <style:text-properties style:font-name="Times New Roman" style:font-name-asian="Times New Roman" style:font-name-complex="Times New Roman"/>
    </style:style>
    <style:style style:name="T19_193" style:family="text">
      <style:text-properties style:font-name="Times New Roman" style:font-name-asian="Times New Roman" style:font-name-complex="Times New Roman"/>
    </style:style>
    <style:style style:name="T19_194" style:family="text">
      <style:text-properties style:font-name="Times New Roman" style:font-name-asian="Times New Roman" style:font-name-complex="Times New Roman"/>
    </style:style>
    <style:style style:name="T19_195" style:family="text">
      <style:text-properties style:font-name="Times New Roman" style:font-name-asian="Times New Roman" style:font-name-complex="Times New Roman"/>
    </style:style>
    <style:style style:name="T19_196" style:family="text">
      <style:text-properties style:font-name="Times New Roman" style:font-name-asian="Times New Roman" style:font-name-complex="Times New Roman"/>
    </style:style>
    <style:style style:name="T19_197" style:family="text">
      <style:text-properties style:font-name="Times New Roman" style:font-name-asian="Times New Roman" style:font-name-complex="Times New Roman"/>
    </style:style>
    <style:style style:name="T19_198" style:family="text">
      <style:text-properties style:font-name="Times New Roman" style:font-name-asian="Times New Roman" style:font-name-complex="Times New Roman"/>
    </style:style>
    <style:style style:name="T19_199" style:family="text">
      <style:text-properties style:font-name="Times New Roman" style:font-name-asian="Times New Roman" style:font-name-complex="Times New Roman"/>
    </style:style>
    <style:style style:name="T19_200" style:family="text">
      <style:text-properties style:font-name="Times New Roman" style:font-name-asian="Times New Roman" style:font-name-complex="Times New Roman"/>
    </style:style>
    <style:style style:name="T19_201" style:family="text">
      <style:text-properties style:font-name="Times New Roman" style:font-name-asian="Times New Roman" style:font-name-complex="Times New Roman"/>
    </style:style>
    <style:style style:name="T19_202" style:family="text">
      <style:text-properties style:font-name="Times New Roman" style:font-name-asian="Times New Roman" style:font-name-complex="Times New Roman"/>
    </style:style>
    <style:style style:name="T19_203" style:family="text">
      <style:text-properties style:font-name="Times New Roman" style:font-name-asian="Times New Roman" style:font-name-complex="Times New Roman"/>
    </style:style>
    <style:style style:name="T19_204" style:family="text">
      <style:text-properties style:font-name="Times New Roman" style:font-name-asian="Times New Roman" style:font-name-complex="Times New Roman"/>
    </style:style>
    <style:style style:name="T19_205" style:family="text">
      <style:text-properties style:font-name="Times New Roman" style:font-name-asian="Times New Roman" style:font-name-complex="Times New Roman"/>
    </style:style>
    <style:style style:name="T19_206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00%" fo:margin-bottom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fo:background-color="#ffffff" fo:color="#333333"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fo:background-color="#ffffff" fo:color="#333333"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00%" fo:margin-bottom="0cm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00%" fo:margin-bottom="0cm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00%" fo:margin-bottom="0cm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00%" fo:margin-bottom="0cm" style:writing-mode="lr-tb"/>
    </style:style>
    <style:style style:name="T26_1" style:family="text">
      <style:text-properties style:font-name="Homemade Apple" fo:font-size="18pt" style:font-name-asian="Homemade Apple" style:font-size-asian="18pt" style:font-name-complex="Homemade Apple" style:font-size-complex="18pt"/>
    </style:style>
    <style:style style:name="T26_2" style:family="text">
      <style:text-properties style:font-name="Homemade Apple" fo:font-size="18pt" style:font-name-asian="Homemade Apple" style:font-size-asian="18pt" style:font-name-complex="Homemade Apple" style:font-size-complex="18pt"/>
    </style:style>
    <style:style style:name="T26_3" style:family="text">
      <style:text-properties style:font-name="Homemade Apple" fo:font-size="18pt" style:font-name-asian="Homemade Apple" style:font-size-asian="18pt" style:font-name-complex="Homemade Apple" style:font-size-complex="18pt"/>
    </style:style>
    <style:style style:name="T26_4" style:family="text">
      <style:text-properties style:font-name="Homemade Apple" fo:font-size="18pt" style:font-name-asian="Homemade Apple" style:font-size-asian="18pt" style:font-name-complex="Homemade Apple" style:font-size-complex="18pt"/>
    </style:style>
    <style:style style:name="T26_5" style:family="text">
      <style:text-properties style:font-name="Homemade Apple" fo:font-size="18pt" style:font-name-asian="Homemade Apple" style:font-size-asian="18pt" style:font-name-complex="Homemade Apple" style:font-size-complex="18pt"/>
    </style:style>
    <style:style style:name="P27" style:family="paragraph" style:parent-style-name="Standard">
      <style:paragraph-properties fo:break-before="auto" fo:line-height="100%" fo:margin-bottom="0cm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1532<text:s/></text:span><text:span text:style-name="T1_2">Shrewsbury</text:span><text:span text:style-name="T1_3"><text:s/></text:span><text:span text:style-name="T1_4">Drive</text:span></text:p>
      <text:p text:style-name="P2"><text:span text:style-name="T2_1">Bensalem</text:span><text:span text:style-name="T2_2">,<text:s/></text:span><text:span text:style-name="T2_3">PA</text:span><text:span text:style-name="T2_4"><text:s/>19020</text:span></text:p>
      <text:p text:style-name="P3"><text:span text:style-name="T3_1">215.459.0332</text:span></text:p>
      <text:p text:style-name="P4"><text:span text:style-name="T4_1">sunny</text:span><text:span text:style-name="T4_2">@</text:span><text:span text:style-name="T4_3">classvibe</text:span><text:span text:style-name="T4_4">.</text:span><text:span text:style-name="T4_5">net</text:span></text:p>
      <text:p text:style-name="P5"/>
      <text:p text:style-name="P6"><text:span text:style-name="T6_1">November</text:span><text:span text:style-name="T6_2"><text:s/>2,<text:s/>2012</text:span></text:p>
      <text:p text:style-name="P7"/>
      <text:p text:style-name="P8"><text:span text:style-name="T8_1">Miss</text:span><text:span text:style-name="T8_2"><text:s/></text:span><text:span text:style-name="T8_3">Hrisi</text:span><text:span text:style-name="T8_4"><text:s/></text:span><text:span text:style-name="T8_5">Giannakaris</text:span></text:p>
      <text:p text:style-name="P9"><text:span text:style-name="T9_1">Amazon</text:span><text:span text:style-name="T9_2"><text:s/></text:span><text:span text:style-name="T9_3">Corporate</text:span><text:span text:style-name="T9_4"><text:s/></text:span><text:span text:style-name="T9_5">LLC</text:span></text:p>
      <text:p text:style-name="P10"><text:span text:style-name="T10_1">410<text:s/></text:span><text:span text:style-name="T10_2">Terry</text:span><text:span text:style-name="T10_3"><text:s/></text:span><text:span text:style-name="T10_4">Avenue</text:span><text:span text:style-name="T10_5"><text:s/></text:span><text:span text:style-name="T10_6">North</text:span></text:p>
      <text:p text:style-name="P11"><text:span text:style-name="T11_1">Seattle</text:span><text:span text:style-name="T11_2">,<text:s/></text:span><text:span text:style-name="T11_3">Washington</text:span><text:span text:style-name="T11_4"><text:s/>98109</text:span></text:p>
      <text:p text:style-name="P12"/>
      <text:p text:style-name="P13"><text:span text:style-name="T13_1">Dear</text:span><text:span text:style-name="T13_2"><text:s/></text:span><text:span text:style-name="T13_3">Miss</text:span><text:span text:style-name="T13_4"><text:s/></text:span><text:span text:style-name="T13_5">Giannakaris</text:span><text:span text:style-name="T13_6">,</text:span></text:p>
      <text:p text:style-name="P14"/>
      <text:p text:style-name="P15"><text:span text:style-name="T15_1">I</text:span><text:span text:style-name="T15_2"><text:s/></text:span><text:span text:style-name="T15_3">am</text:span><text:span text:style-name="T15_4"><text:s/></text:span><text:span text:style-name="T15_5">writing</text:span><text:span text:style-name="T15_6"><text:s/></text:span><text:span text:style-name="T15_7">to</text:span><text:span text:style-name="T15_8"><text:s/></text:span><text:span text:style-name="T15_9">you</text:span><text:span text:style-name="T15_10"><text:s/></text:span><text:span text:style-name="T15_11">regarding</text:span><text:span text:style-name="T15_12"><text:s/></text:span><text:span text:style-name="T15_13">the</text:span><text:span text:style-name="T15_14"><text:s/></text:span><text:span text:style-name="T15_15">software</text:span><text:span text:style-name="T15_16"><text:s/></text:span><text:span text:style-name="T15_17">development</text:span><text:span text:style-name="T15_18"><text:s/></text:span><text:span text:style-name="T15_19">engineer</text:span><text:span text:style-name="T15_20"><text:s/></text:span><text:span text:style-name="T15_21">position</text:span><text:span text:style-name="T15_22"><text:s/></text:span><text:span text:style-name="T15_23">listed</text:span><text:span text:style-name="T15_24"><text:s/></text:span><text:span text:style-name="T15_25">in</text:span><text:span text:style-name="T15_26"><text:s/></text:span><text:span text:style-name="T15_27">Drexel</text:span><text:span text:style-name="T15_28"><text:s/></text:span><text:span text:style-name="T15_29">University</text:span><text:span text:style-name="T15_30">'</text:span><text:span text:style-name="T15_31">s</text:span><text:span text:style-name="T15_32"><text:s/></text:span><text:span text:style-name="T15_33">Co</text:span><text:span text:style-name="T15_34">-</text:span><text:span text:style-name="T15_35">op</text:span><text:span text:style-name="T15_36"><text:s/></text:span><text:span text:style-name="T15_37">program</text:span><text:span text:style-name="T15_38">.<text:s text:c="2"/></text:span><text:span text:style-name="T15_39">This</text:span><text:span text:style-name="T15_40"><text:s/></text:span><text:span text:style-name="T15_41">listing</text:span><text:span text:style-name="T15_42"><text:s/></text:span><text:span text:style-name="T15_43">gained</text:span><text:span text:style-name="T15_44"><text:s/></text:span><text:span text:style-name="T15_45">my</text:span><text:span text:style-name="T15_46"><text:s/></text:span><text:span text:style-name="T15_47">interest</text:span><text:span text:style-name="T15_48"><text:s/></text:span><text:span text:style-name="T15_49">because</text:span><text:span text:style-name="T15_50"><text:s/></text:span><text:span text:style-name="T15_51">of</text:span><text:span text:style-name="T15_52"><text:s/></text:span><text:span text:style-name="T15_53">the</text:span><text:span text:style-name="T15_54"><text:s/></text:span><text:span text:style-name="T15_55">emphasis</text:span><text:span text:style-name="T15_56"><text:s/></text:span><text:span text:style-name="T15_57">of</text:span><text:span text:style-name="T15_58"><text:s/></text:span><text:span text:style-name="T15_59">creating</text:span><text:span text:style-name="T15_60"><text:s/></text:span><text:span text:style-name="T15_61">real</text:span><text:span text:style-name="T15_62"><text:s/></text:span><text:span text:style-name="T15_63">software</text:span><text:span text:style-name="T15_64"><text:s/></text:span><text:span text:style-name="T15_65">products</text:span><text:span text:style-name="T15_66"><text:s/></text:span><text:span text:style-name="T15_67">for</text:span><text:span text:style-name="T15_68"><text:s/></text:span><text:span text:style-name="T15_69">a</text:span><text:span text:style-name="T15_70"><text:s/></text:span><text:span text:style-name="T15_71">very</text:span><text:span text:style-name="T15_72"><text:s/></text:span><text:span text:style-name="T15_73">large</text:span><text:span text:style-name="T15_74"><text:s/></text:span><text:span text:style-name="T15_75">scale</text:span><text:span text:style-name="T15_76"><text:s/></text:span><text:span text:style-name="T15_77">web</text:span><text:span text:style-name="T15_78"><text:s/></text:span><text:span text:style-name="T15_79">application</text:span><text:span text:style-name="T15_80">.<text:s/></text:span><text:span text:style-name="T15_81">After</text:span><text:span text:style-name="T15_82"><text:s/></text:span><text:span text:style-name="T15_83">speaking</text:span><text:span text:style-name="T15_84"><text:s/></text:span><text:span text:style-name="T15_85">with</text:span><text:span text:style-name="T15_86"><text:s/></text:span><text:span text:style-name="T15_87">Parth</text:span><text:span text:style-name="T15_88"><text:s/></text:span><text:span text:style-name="T15_89">Panchal</text:span><text:span text:style-name="T15_90">,<text:s/></text:span><text:span text:style-name="T15_91">colleague</text:span><text:span text:style-name="T15_92"><text:s/></text:span><text:span text:style-name="T15_93">of</text:span><text:span text:style-name="T15_94"><text:s/></text:span><text:span text:style-name="T15_95">mine</text:span><text:span text:style-name="T15_96"><text:s/></text:span><text:span text:style-name="T15_97">about</text:span><text:span text:style-name="T15_98"><text:s/></text:span><text:span text:style-name="T15_99">his</text:span><text:span text:style-name="T15_100"><text:s/></text:span><text:span text:style-name="T15_101">experience</text:span><text:span text:style-name="T15_102"><text:s/></text:span><text:span text:style-name="T15_103">at</text:span><text:span text:style-name="T15_104"><text:s/></text:span><text:span text:style-name="T15_105">Amazon</text:span><text:span text:style-name="T15_106"><text:s/></text:span><text:span text:style-name="T15_107">I</text:span><text:span text:style-name="T15_108"><text:s/></text:span><text:span text:style-name="T15_109">was</text:span><text:span text:style-name="T15_110"><text:s/></text:span><text:span text:style-name="T15_111">further</text:span><text:span text:style-name="T15_112"><text:s/></text:span><text:span text:style-name="T15_113">motivated</text:span><text:span text:style-name="T15_114"><text:s/></text:span><text:span text:style-name="T15_115">to</text:span><text:span text:style-name="T15_116"><text:s/></text:span><text:span text:style-name="T15_117">pursue</text:span><text:span text:style-name="T15_118"><text:s/></text:span><text:span text:style-name="T15_119">this</text:span><text:span text:style-name="T15_120"><text:s/></text:span><text:span text:style-name="T15_121">offer</text:span><text:span text:style-name="T15_122">.</text:span></text:p>
      <text:p text:style-name="P16"/>
      <text:p text:style-name="P17"><text:span text:style-name="T17_1">I</text:span><text:span text:style-name="T17_2"><text:s/></text:span><text:span text:style-name="T17_3">have</text:span><text:span text:style-name="T17_4"><text:s/></text:span><text:span text:style-name="T17_5">worked</text:span><text:span text:style-name="T17_6"><text:s/></text:span><text:span text:style-name="T17_7">in</text:span><text:span text:style-name="T17_8"><text:s/></text:span><text:span text:style-name="T17_9">the</text:span><text:span text:style-name="T17_10"><text:s/></text:span><text:span text:style-name="T17_11">Philadelphia</text:span><text:span text:style-name="T17_12"><text:s/></text:span><text:span text:style-name="T17_13">start</text:span><text:span text:style-name="T17_14">-</text:span><text:span text:style-name="T17_15">up</text:span><text:span text:style-name="T17_16"><text:s/></text:span><text:span text:style-name="T17_17">space</text:span><text:span text:style-name="T17_18"><text:s/></text:span><text:span text:style-name="T17_19">since</text:span><text:span text:style-name="T17_20"><text:s/></text:span><text:span text:style-name="T17_21">my</text:span><text:span text:style-name="T17_22"><text:s/></text:span><text:span text:style-name="T17_23">first</text:span><text:span text:style-name="T17_24"><text:s/></text:span><text:span text:style-name="T17_25">year</text:span><text:span text:style-name="T17_26"><text:s/></text:span><text:span text:style-name="T17_27">of</text:span><text:span text:style-name="T17_28"><text:s/></text:span><text:span text:style-name="T17_29">university</text:span><text:span text:style-name="T17_30">.<text:s/></text:span><text:span text:style-name="T17_31">Working</text:span><text:span text:style-name="T17_32"><text:s/></text:span><text:span text:style-name="T17_33">on</text:span><text:span text:style-name="T17_34"><text:s/></text:span><text:span text:style-name="T17_35">a</text:span><text:span text:style-name="T17_36"><text:s/></text:span><text:span text:style-name="T17_37">start</text:span><text:span text:style-name="T17_38">-</text:span><text:span text:style-name="T17_39">up</text:span><text:span text:style-name="T17_40"><text:s/></text:span><text:span text:style-name="T17_41">taught</text:span><text:span text:style-name="T17_42"><text:s/></text:span><text:span text:style-name="T17_43">me</text:span><text:span text:style-name="T17_44"><text:s/></text:span><text:span text:style-name="T17_45">how</text:span><text:span text:style-name="T17_46"><text:s/></text:span><text:span text:style-name="T17_47">to</text:span><text:span text:style-name="T17_48"><text:s/></text:span><text:span text:style-name="T17_49">think</text:span><text:span text:style-name="T17_50"><text:s/></text:span><text:span text:style-name="T17_51">about</text:span><text:span text:style-name="T17_52"><text:s/></text:span><text:span text:style-name="T17_53">real</text:span><text:span text:style-name="T17_54"><text:s/></text:span><text:span text:style-name="T17_55">world</text:span><text:span text:style-name="T17_56"><text:s/></text:span><text:span text:style-name="T17_57">problems</text:span><text:span text:style-name="T17_58"><text:s/></text:span><text:span text:style-name="T17_59">and</text:span><text:span text:style-name="T17_60"><text:s/></text:span><text:span text:style-name="T17_61">how</text:span><text:span text:style-name="T17_62"><text:s/></text:span><text:span text:style-name="T17_63">to</text:span><text:span text:style-name="T17_64"><text:s/></text:span><text:span text:style-name="T17_65">solve</text:span><text:span text:style-name="T17_66"><text:s/></text:span><text:span text:style-name="T17_67">them</text:span><text:span text:style-name="T17_68">.<text:s text:c="2"/></text:span><text:span text:style-name="T17_69">Working</text:span><text:span text:style-name="T17_70"><text:s/></text:span><text:span text:style-name="T17_71">as</text:span><text:span text:style-name="T17_72"><text:s/></text:span><text:span text:style-name="T17_73">the</text:span><text:span text:style-name="T17_74"><text:s/></text:span><text:span text:style-name="T17_75">lead</text:span><text:span text:style-name="T17_76"><text:s/></text:span><text:span text:style-name="T17_77">software</text:span><text:span text:style-name="T17_78"><text:s/></text:span><text:span text:style-name="T17_79">developer</text:span><text:span text:style-name="T17_80"><text:s/></text:span><text:span text:style-name="T17_81">for</text:span><text:span text:style-name="T17_82"><text:s/></text:span><text:span text:style-name="T17_83">my</text:span><text:span text:style-name="T17_84"><text:s/></text:span><text:span text:style-name="T17_85">start</text:span><text:span text:style-name="T17_86">-</text:span><text:span text:style-name="T17_87">up</text:span><text:span text:style-name="T17_88">,<text:s/></text:span><text:span text:style-name="T17_89">I</text:span><text:span text:style-name="T17_90"><text:s/></text:span><text:span text:style-name="T17_91">was</text:span><text:span text:style-name="T17_92"><text:s/></text:span><text:span text:style-name="T17_93">able</text:span><text:span text:style-name="T17_94"><text:s/></text:span><text:span text:style-name="T17_95">to</text:span><text:span text:style-name="T17_96"><text:s/></text:span><text:span text:style-name="T17_97">think</text:span><text:span text:style-name="T17_98"><text:s/></text:span><text:span text:style-name="T17_99">about</text:span><text:span text:style-name="T17_100"><text:s/></text:span><text:span text:style-name="T17_101">the</text:span><text:span text:style-name="T17_102"><text:s/></text:span><text:span text:style-name="T17_103">design</text:span><text:span text:style-name="T17_104"><text:s/></text:span><text:span text:style-name="T17_105">of</text:span><text:span text:style-name="T17_106"><text:s/></text:span><text:span text:style-name="T17_107">our</text:span><text:span text:style-name="T17_108"><text:s/></text:span><text:span text:style-name="T17_109">software</text:span><text:span text:style-name="T17_110"><text:s/></text:span><text:span text:style-name="T17_111">infrastructure</text:span><text:span text:style-name="T17_112"><text:s/></text:span><text:span text:style-name="T17_113">and</text:span><text:span text:style-name="T17_114"><text:s/></text:span><text:span text:style-name="T17_115">ensure</text:span><text:span text:style-name="T17_116"><text:s/></text:span><text:span text:style-name="T17_117">we</text:span><text:span text:style-name="T17_118"><text:s/></text:span><text:span text:style-name="T17_119">were</text:span><text:span text:style-name="T17_120"><text:s/></text:span><text:span text:style-name="T17_121">capable</text:span><text:span text:style-name="T17_122"><text:s/></text:span><text:span text:style-name="T17_123">of</text:span><text:span text:style-name="T17_124"><text:s/></text:span><text:span text:style-name="T17_125">handling</text:span><text:span text:style-name="T17_126"><text:s/></text:span><text:span text:style-name="T17_127">our</text:span><text:span text:style-name="T17_128"><text:s/></text:span><text:span text:style-name="T17_129">growth</text:span><text:span text:style-name="T17_130"><text:s/></text:span><text:span text:style-name="T17_131">goals</text:span><text:span text:style-name="T17_132">.<text:s text:c="2"/></text:span><text:span text:style-name="T17_133">Having</text:span><text:span text:style-name="T17_134"><text:s/></text:span><text:span text:style-name="T17_135">a</text:span><text:span text:style-name="T17_136"><text:s/></text:span><text:span text:style-name="T17_137">true</text:span><text:span text:style-name="T17_138"><text:s/></text:span><text:span text:style-name="T17_139">passion</text:span><text:span text:style-name="T17_140"><text:s/></text:span><text:span text:style-name="T17_141">for</text:span><text:span text:style-name="T17_142"><text:s/></text:span><text:span text:style-name="T17_143">thinking</text:span><text:span text:style-name="T17_144"><text:s/></text:span><text:span text:style-name="T17_145">of</text:span><text:span text:style-name="T17_146"><text:s/></text:span><text:span text:style-name="T17_147">new</text:span><text:span text:style-name="T17_148"><text:s/></text:span><text:span text:style-name="T17_149">ideas</text:span><text:span text:style-name="T17_150"><text:s/></text:span><text:span text:style-name="T17_151">and</text:span><text:span text:style-name="T17_152"><text:s/></text:span><text:span text:style-name="T17_153">products</text:span><text:span text:style-name="T17_154"><text:s/></text:span><text:span text:style-name="T17_155">I</text:span><text:span text:style-name="T17_156"><text:s/></text:span><text:span text:style-name="T17_157">know</text:span><text:span text:style-name="T17_158"><text:s/></text:span><text:span text:style-name="T17_159">Amazon</text:span><text:span text:style-name="T17_160">'</text:span><text:span text:style-name="T17_161">s</text:span><text:span text:style-name="T17_162"><text:s/></text:span><text:span text:style-name="T17_163">start</text:span><text:span text:style-name="T17_164">-</text:span><text:span text:style-name="T17_165">up</text:span><text:span text:style-name="T17_166"><text:s/></text:span><text:span text:style-name="T17_167">cultured</text:span><text:span text:style-name="T17_168"><text:s/></text:span><text:span text:style-name="T17_169">environment</text:span><text:span text:style-name="T17_170"><text:s/></text:span><text:span text:style-name="T17_171">would</text:span><text:span text:style-name="T17_172"><text:s/></text:span><text:span text:style-name="T17_173">be</text:span><text:span text:style-name="T17_174"><text:s/></text:span><text:span text:style-name="T17_175">a</text:span><text:span text:style-name="T17_176"><text:s/></text:span><text:span text:style-name="T17_177">great</text:span><text:span text:style-name="T17_178"><text:s/></text:span><text:span text:style-name="T17_179">fit</text:span><text:span text:style-name="T17_180"><text:s/></text:span><text:span text:style-name="T17_181">for</text:span><text:span text:style-name="T17_182"><text:s/></text:span><text:span text:style-name="T17_183">my</text:span><text:span text:style-name="T17_184"><text:s/></text:span><text:span text:style-name="T17_185">career</text:span><text:span text:style-name="T17_186">.<text:s/></text:span></text:p>
      <text:p text:style-name="P18"/>
      <text:p text:style-name="P19"><text:span text:style-name="T19_1">As</text:span><text:span text:style-name="T19_2"><text:s/></text:span><text:span text:style-name="T19_3">Hewett</text:span><text:span text:style-name="T19_4">-</text:span><text:span text:style-name="T19_5">Packard</text:span><text:span text:style-name="T19_6">'</text:span><text:span text:style-name="T19_7">s</text:span><text:span text:style-name="T19_8">(</text:span><text:span text:style-name="T19_9">HP</text:span><text:span text:style-name="T19_10">)<text:s/></text:span><text:span text:style-name="T19_11">Linux</text:span><text:span text:style-name="T19_12"><text:s/></text:span><text:span text:style-name="T19_13">software</text:span><text:span text:style-name="T19_14"><text:s/></text:span><text:span text:style-name="T19_15">engineer</text:span><text:span text:style-name="T19_16">,<text:s/></text:span><text:span text:style-name="T19_17">I</text:span><text:span text:style-name="T19_18"><text:s/></text:span><text:span text:style-name="T19_19">got</text:span><text:span text:style-name="T19_20"><text:s/></text:span><text:span text:style-name="T19_21">the</text:span><text:span text:style-name="T19_22"><text:s/></text:span><text:span text:style-name="T19_23">ability</text:span><text:span text:style-name="T19_24"><text:s/></text:span><text:span text:style-name="T19_25">to</text:span><text:span text:style-name="T19_26"><text:s/></text:span><text:span text:style-name="T19_27">work</text:span><text:span text:style-name="T19_28"><text:s/></text:span><text:span text:style-name="T19_29">on</text:span><text:span text:style-name="T19_30"><text:s/></text:span><text:span text:style-name="T19_31">sustaining</text:span><text:span text:style-name="T19_32"><text:s/></text:span><text:span text:style-name="T19_33">software</text:span><text:span text:style-name="T19_34"><text:s/></text:span><text:span text:style-name="T19_35">releases</text:span><text:span text:style-name="T19_36"><text:s/></text:span><text:span text:style-name="T19_37">for</text:span><text:span text:style-name="T19_38"><text:s/></text:span><text:span text:style-name="T19_39">their</text:span><text:span text:style-name="T19_40"><text:s/></text:span><text:span text:style-name="T19_41">Linux</text:span><text:span text:style-name="T19_42"><text:s/></text:span><text:span text:style-name="T19_43">ThinPro</text:span><text:span text:style-name="T19_44"><text:s/></text:span><text:span text:style-name="T19_45">operating</text:span><text:span text:style-name="T19_46"><text:s/></text:span><text:span text:style-name="T19_47">system</text:span><text:span text:style-name="T19_48">.<text:s text:c="2"/></text:span><text:span text:style-name="T19_49">I</text:span><text:span text:style-name="T19_50"><text:s/></text:span><text:span text:style-name="T19_51">worked</text:span><text:span text:style-name="T19_52"><text:s/></text:span><text:span text:style-name="T19_53">with</text:span><text:span text:style-name="T19_54"><text:s/></text:span><text:span text:style-name="T19_55">HP</text:span><text:span text:style-name="T19_56"><text:s/></text:span><text:span text:style-name="T19_57">developers</text:span><text:span text:style-name="T19_58"><text:s/></text:span><text:span text:style-name="T19_59">around</text:span><text:span text:style-name="T19_60"><text:s/></text:span><text:span text:style-name="T19_61">the</text:span><text:span text:style-name="T19_62"><text:s/></text:span><text:span text:style-name="T19_63">world</text:span><text:span text:style-name="T19_64"><text:s/></text:span><text:span text:style-name="T19_65">to</text:span><text:span text:style-name="T19_66"><text:s/></text:span><text:span text:style-name="T19_67">engineer</text:span><text:span text:style-name="T19_68"><text:s/></text:span><text:span text:style-name="T19_69">the</text:span><text:span text:style-name="T19_70"><text:s/></text:span><text:span text:style-name="T19_71">latest</text:span><text:span text:style-name="T19_72"><text:s/></text:span><text:span text:style-name="T19_73">technologies</text:span><text:span text:style-name="T19_74"><text:s/></text:span><text:span text:style-name="T19_75">in</text:span><text:span text:style-name="T19_76"><text:s/></text:span><text:span text:style-name="T19_77">virtual</text:span><text:span text:style-name="T19_78"><text:s/></text:span><text:span text:style-name="T19_79">PC</text:span><text:span text:style-name="T19_80"><text:s/></text:span><text:span text:style-name="T19_81">commuting</text:span><text:span text:style-name="T19_82">.<text:s text:c="2"/></text:span><text:span text:style-name="T19_83">In</text:span><text:span text:style-name="T19_84"><text:s/></text:span><text:span text:style-name="T19_85">addition</text:span><text:span text:style-name="T19_86">,<text:s/></text:span><text:span text:style-name="T19_87">I</text:span><text:span text:style-name="T19_88"><text:s/></text:span><text:span text:style-name="T19_89">got</text:span><text:span text:style-name="T19_90"><text:s/></text:span><text:span text:style-name="T19_91">the</text:span><text:span text:style-name="T19_92"><text:s/></text:span><text:span text:style-name="T19_93">chance</text:span><text:span text:style-name="T19_94"><text:s/></text:span><text:span text:style-name="T19_95">to</text:span><text:span text:style-name="T19_96"><text:s/></text:span><text:span text:style-name="T19_97">talk</text:span><text:span text:style-name="T19_98"><text:s/></text:span><text:span text:style-name="T19_99">to</text:span><text:span text:style-name="T19_100"><text:s/></text:span><text:span text:style-name="T19_101">customers</text:span><text:span text:style-name="T19_102"><text:s/></text:span><text:span text:style-name="T19_103">about</text:span><text:span text:style-name="T19_104"><text:s/></text:span><text:span text:style-name="T19_105">their</text:span><text:span text:style-name="T19_106"><text:s/></text:span><text:span text:style-name="T19_107">experience</text:span><text:span text:style-name="T19_108"><text:s/></text:span><text:span text:style-name="T19_109">with</text:span><text:span text:style-name="T19_110"><text:s/></text:span><text:span text:style-name="T19_111">our</text:span><text:span text:style-name="T19_112"><text:s/></text:span><text:span text:style-name="T19_113">product</text:span><text:span text:style-name="T19_114"><text:s/></text:span><text:span text:style-name="T19_115">and</text:span><text:span text:style-name="T19_116"><text:s/></text:span><text:span text:style-name="T19_117">research</text:span><text:span text:style-name="T19_118"><text:s/></text:span><text:span text:style-name="T19_119">improvements</text:span><text:span text:style-name="T19_120"><text:s/></text:span><text:span text:style-name="T19_121">for</text:span><text:span text:style-name="T19_122"><text:s/></text:span><text:span text:style-name="T19_123">future</text:span><text:span text:style-name="T19_124"><text:s/></text:span><text:span text:style-name="T19_125">releases</text:span><text:span text:style-name="T19_126">.<text:s text:c="2"/></text:span><text:span text:style-name="T19_127">I</text:span><text:span text:style-name="T19_128"><text:s/></text:span><text:span text:style-name="T19_129">find</text:span><text:span text:style-name="T19_130"><text:s/></text:span><text:span text:style-name="T19_131">Amazon</text:span><text:span text:style-name="T19_132"><text:s/></text:span><text:span text:style-name="T19_133">to</text:span><text:span text:style-name="T19_134"><text:s/></text:span><text:span text:style-name="T19_135">be</text:span><text:span text:style-name="T19_136"><text:s/></text:span><text:span text:style-name="T19_137">a</text:span><text:span text:style-name="T19_138"><text:s/></text:span><text:span text:style-name="T19_139">very</text:span><text:span text:style-name="T19_140"><text:s/></text:span><text:span text:style-name="T19_141">unique</text:span><text:span text:style-name="T19_142">,<text:s/></text:span><text:span text:style-name="T19_143">energetic</text:span><text:span text:style-name="T19_144">,<text:s/></text:span><text:span text:style-name="T19_145">and</text:span><text:span text:style-name="T19_146"><text:s/></text:span><text:span text:style-name="T19_147">innovative</text:span><text:span text:style-name="T19_148"><text:s/></text:span><text:span text:style-name="T19_149">company</text:span><text:span text:style-name="T19_150"><text:s/></text:span><text:span text:style-name="T19_151">based</text:span><text:span text:style-name="T19_152"><text:s/></text:span><text:span text:style-name="T19_153">on</text:span><text:span text:style-name="T19_154"><text:s/></text:span><text:span text:style-name="T19_155">news</text:span><text:span text:style-name="T19_156"><text:s/></text:span><text:span text:style-name="T19_157">media</text:span><text:span text:style-name="T19_158"><text:s/></text:span><text:span text:style-name="T19_159">and</text:span><text:span text:style-name="T19_160"><text:s/></text:span><text:span text:style-name="T19_161">other</text:span><text:span text:style-name="T19_162"><text:s/></text:span><text:span text:style-name="T19_163">public</text:span><text:span text:style-name="T19_164"><text:s/></text:span><text:span text:style-name="T19_165">resources</text:span><text:span text:style-name="T19_166">.<text:s text:c="2"/></text:span><text:span text:style-name="T19_167">Having</text:span><text:span text:style-name="T19_168"><text:s/></text:span><text:span text:style-name="T19_169">worked</text:span><text:span text:style-name="T19_170"><text:s/></text:span><text:span text:style-name="T19_171">in</text:span><text:span text:style-name="T19_172"><text:s/></text:span><text:span text:style-name="T19_173">both</text:span><text:span text:style-name="T19_174"><text:s/></text:span><text:span text:style-name="T19_175">start</text:span><text:span text:style-name="T19_176">-</text:span><text:span text:style-name="T19_177">ups</text:span><text:span text:style-name="T19_178"><text:s/></text:span><text:span text:style-name="T19_179">and</text:span><text:span text:style-name="T19_180"><text:s/></text:span><text:span text:style-name="T19_181">corporate</text:span><text:span text:style-name="T19_182"><text:s/></text:span><text:span text:style-name="T19_183">worlds</text:span><text:span text:style-name="T19_184"><text:s/></text:span><text:span text:style-name="T19_185">I</text:span><text:span text:style-name="T19_186"><text:s/></text:span><text:span text:style-name="T19_187">believe</text:span><text:span text:style-name="T19_188"><text:s/></text:span><text:span text:style-name="T19_189">Amazon</text:span><text:span text:style-name="T19_190"><text:s/></text:span><text:span text:style-name="T19_191">is</text:span><text:span text:style-name="T19_192"><text:s/></text:span><text:span text:style-name="T19_193">a</text:span><text:span text:style-name="T19_194"><text:s/></text:span><text:span text:style-name="T19_195">work</text:span><text:span text:style-name="T19_196"><text:s/></text:span><text:span text:style-name="T19_197">environment</text:span><text:span text:style-name="T19_198"><text:s/></text:span><text:span text:style-name="T19_199">with</text:span><text:span text:style-name="T19_200"><text:s/></text:span><text:span text:style-name="T19_201">best</text:span><text:span text:style-name="T19_202"><text:s/></text:span><text:span text:style-name="T19_203">of</text:span><text:span text:style-name="T19_204"><text:s/></text:span><text:span text:style-name="T19_205">both</text:span><text:span text:style-name="T19_206">.</text:span></text:p>
      <text:p text:style-name="P20"/>
      <text:p text:style-name="P21"><text:span text:style-name="T21_1">More</text:span><text:span text:style-name="T21_2"><text:s/></text:span><text:span text:style-name="T21_3">detailed</text:span><text:span text:style-name="T21_4"><text:s/></text:span><text:span text:style-name="T21_5">information</text:span><text:span text:style-name="T21_6"><text:s/></text:span><text:span text:style-name="T21_7">about</text:span><text:span text:style-name="T21_8"><text:s/></text:span><text:span text:style-name="T21_9">my</text:span><text:span text:style-name="T21_10"><text:s/></text:span><text:span text:style-name="T21_11">education</text:span><text:span text:style-name="T21_12"><text:s/></text:span><text:span text:style-name="T21_13">and</text:span><text:span text:style-name="T21_14"><text:s/></text:span><text:span text:style-name="T21_15">experiences</text:span><text:span text:style-name="T21_16"><text:s/></text:span><text:span text:style-name="T21_17">is</text:span><text:span text:style-name="T21_18"><text:s/></text:span><text:span text:style-name="T21_19">included</text:span><text:span text:style-name="T21_20"><text:s/></text:span><text:span text:style-name="T21_21">in</text:span><text:span text:style-name="T21_22"><text:s/></text:span><text:span text:style-name="T21_23">the</text:span><text:span text:style-name="T21_24"><text:s/></text:span><text:span text:style-name="T21_25">enclosed</text:span><text:span text:style-name="T21_26"><text:s/></text:span><text:span text:style-name="T21_27">r</text:span><text:span text:style-name="T21_28">é</text:span><text:span text:style-name="T21_29">sum</text:span><text:span text:style-name="T21_30">é</text:span><text:span text:style-name="T21_31">.<text:s text:c="2"/></text:span><text:span text:style-name="T21_32">If</text:span><text:span text:style-name="T21_33"><text:s/></text:span><text:span text:style-name="T21_34">I</text:span><text:span text:style-name="T21_35"><text:s/></text:span><text:span text:style-name="T21_36">can</text:span><text:span text:style-name="T21_37"><text:s/></text:span><text:span text:style-name="T21_38">provide</text:span><text:span text:style-name="T21_39"><text:s/></text:span><text:span text:style-name="T21_40">you</text:span><text:span text:style-name="T21_41"><text:s/></text:span><text:span text:style-name="T21_42">with</text:span><text:span text:style-name="T21_43"><text:s/></text:span><text:span text:style-name="T21_44">any</text:span><text:span text:style-name="T21_45"><text:s/></text:span><text:span text:style-name="T21_46">further</text:span><text:span text:style-name="T21_47"><text:s/></text:span><text:span text:style-name="T21_48">information</text:span><text:span text:style-name="T21_49"><text:s/></text:span><text:span text:style-name="T21_50">on</text:span><text:span text:style-name="T21_51"><text:s/></text:span><text:span text:style-name="T21_52">my</text:span><text:span text:style-name="T21_53"><text:s/></text:span><text:span text:style-name="T21_54">background</text:span><text:span text:style-name="T21_55"><text:s/></text:span><text:span text:style-name="T21_56">and</text:span><text:span text:style-name="T21_57"><text:s/></text:span><text:span text:style-name="T21_58">qualifications</text:span><text:span text:style-name="T21_59">,<text:s/></text:span><text:span text:style-name="T21_60">please</text:span><text:span text:style-name="T21_61"><text:s/></text:span><text:span text:style-name="T21_62">let</text:span><text:span text:style-name="T21_63"><text:s/></text:span><text:span text:style-name="T21_64">me</text:span><text:span text:style-name="T21_65"><text:s/></text:span><text:span text:style-name="T21_66">know</text:span><text:span text:style-name="T21_67">.</text:span></text:p>
      <text:p text:style-name="P22"/>
      <text:p text:style-name="P23"><text:span text:style-name="T23_1">I</text:span><text:span text:style-name="T23_2"><text:s/></text:span><text:span text:style-name="T23_3">look</text:span><text:span text:style-name="T23_4"><text:s/></text:span><text:span text:style-name="T23_5">forward</text:span><text:span text:style-name="T23_6"><text:s/></text:span><text:span text:style-name="T23_7">to</text:span><text:span text:style-name="T23_8"><text:s/></text:span><text:span text:style-name="T23_9">hearing</text:span><text:span text:style-name="T23_10"><text:s/></text:span><text:span text:style-name="T23_11">from</text:span><text:span text:style-name="T23_12"><text:s/></text:span><text:span text:style-name="T23_13">you</text:span><text:span text:style-name="T23_14">,<text:s/></text:span><text:span text:style-name="T23_15">Thank</text:span><text:span text:style-name="T23_16"><text:s/></text:span><text:span text:style-name="T23_17">you</text:span><text:span text:style-name="T23_18"><text:s/></text:span><text:span text:style-name="T23_19">for</text:span><text:span text:style-name="T23_20"><text:s/></text:span><text:span text:style-name="T23_21">your</text:span><text:span text:style-name="T23_22"><text:s/></text:span><text:span text:style-name="T23_23">time</text:span><text:span text:style-name="T23_24"><text:s/></text:span><text:span text:style-name="T23_25">and</text:span><text:span text:style-name="T23_26"><text:s/></text:span><text:span text:style-name="T23_27">consideration</text:span><text:span text:style-name="T23_28">.</text:span></text:p>
      <text:p text:style-name="P24"><text:span text:style-name="T24_1">Have</text:span><text:span text:style-name="T24_2"><text:s/></text:span><text:span text:style-name="T24_3">a</text:span><text:span text:style-name="T24_4"><text:s/></text:span><text:span text:style-name="T24_5">wonderful</text:span><text:span text:style-name="T24_6"><text:s/></text:span><text:span text:style-name="T24_7">day</text:span><text:span text:style-name="T24_8">,</text:span></text:p>
      <text:p text:style-name="P25"/>
      <text:p text:style-name="P26"><text:span text:style-name="T26_1">Sunny</text:span><text:span text:style-name="T26_2"><text:s/></text:span><text:span text:style-name="T26_3">V</text:span><text:span text:style-name="T26_4">.<text:s/></text:span><text:span text:style-name="T26_5">Patel</text:span></text:p>
      <text:p text:style-name="P27"><text:span text:style-name="T27_1">Sunny</text:span><text:span text:style-name="T27_2"><text:s/></text:span><text:span text:style-name="T27_3">V</text:span><text:span text:style-name="T27_4">.<text:s/></text:span><text:span text:style-name="T27_5">Pate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  <style:font-face style:name="Homemade Apple" svg:font-family="Homemade Appl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